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cm" loext:decorative="false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fo:min-height="0.7cm" loext:decorative="false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2.6cm" loext:decorative="false"/>
      <style:paragraph-properties style:writing-mode="lr-tb"/>
    </style:style>
    <style:style style:name="gr5" style:family="graphic" style:parent-style-name="objectwithoutfill">
      <style:graphic-properties draw:stroke="dash" draw:stroke-dash="Long_20_Dash_20__28_Rounded_29_" draw:marker-end="Arrow" draw:marker-end-width="0.3cm" svg:stroke-linecap="round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fo:min-height="1.1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271cm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.3cm" svg:height="0.886cm" svg:x="1.1cm" svg:y="2.114cm">
          <draw:text-box>
            <text:p>Thread1</text:p>
          </draw:text-box>
        </draw:frame>
        <draw:line draw:style-name="gr2" draw:text-style-name="P2" draw:layer="layout" svg:x1="4.3cm" svg:y1="2.5cm" svg:x2="13.2cm" svg:y2="2.5cm">
          <text:p/>
        </draw:line>
        <draw:frame draw:style-name="gr3" draw:text-style-name="P1" draw:layer="layout" svg:width="2.2cm" svg:height="0.95cm" svg:x="13.4cm" svg:y="1.95cm">
          <draw:text-box>
            <text:p>停止</text:p>
          </draw:text-box>
        </draw:frame>
        <draw:custom-shape draw:style-name="gr4" draw:text-style-name="P2" draw:layer="layout" svg:width="3.1cm" svg:height="1.5cm" svg:x="5.2cm" svg:y="5.3cm">
          <text:p text:style-name="P3">リソース1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cm" svg:height="1.5cm" svg:x="11.7cm" svg:y="5.3cm">
          <text:p text:style-name="P3">リソース2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cm" svg:y1="2.5cm" svg:x2="6.7cm" svg:y2="5.2cm">
          <text:p/>
        </draw:line>
        <draw:frame draw:style-name="gr6" draw:text-style-name="P1" draw:layer="layout" svg:width="5.5cm" svg:height="1.521cm" svg:x="6.8cm" svg:y="3.079cm">
          <draw:text-box>
            <text:p>利用するため</text:p>
            <text:p>ロックする</text:p>
          </draw:text-box>
        </draw:frame>
        <draw:frame draw:style-name="gr6" draw:text-style-name="P1" draw:layer="layout" svg:width="5.5cm" svg:height="1.521cm" svg:x="13.3cm" svg:y="3.3cm">
          <draw:text-box>
            <text:p>Thread2が</text:p>
            <text:p>開放するまで待つ</text:p>
          </draw:text-box>
        </draw:frame>
        <draw:line draw:style-name="gr5" draw:text-style-name="P2" draw:layer="layout" svg:x1="13.1cm" svg:y1="2.5cm" svg:x2="13.1cm" svg:y2="5.2cm">
          <text:p/>
        </draw:line>
        <draw:frame draw:style-name="gr1" draw:text-style-name="P1" draw:layer="layout" svg:width="3.3cm" svg:height="0.886cm" svg:x="15.6cm" svg:y="9cm">
          <draw:text-box>
            <text:p>Thread2</text:p>
          </draw:text-box>
        </draw:frame>
        <draw:line draw:style-name="gr2" draw:text-style-name="P2" draw:layer="layout" svg:x1="15.5cm" svg:y1="9.5cm" svg:x2="6.6cm" svg:y2="9.5cm">
          <text:p/>
        </draw:line>
        <draw:frame draw:style-name="gr3" draw:text-style-name="P1" draw:layer="layout" svg:width="2.2cm" svg:height="0.95cm" svg:x="4.3cm" svg:y="9.1cm">
          <draw:text-box>
            <text:p>停止</text:p>
          </draw:text-box>
        </draw:frame>
        <draw:line draw:style-name="gr5" draw:text-style-name="P2" draw:layer="layout" svg:x1="6.7cm" svg:y1="9.5cm" svg:x2="6.7cm" svg:y2="6.8cm">
          <text:p/>
        </draw:line>
        <draw:frame draw:style-name="gr7" draw:text-style-name="P1" draw:layer="layout" svg:width="4.2cm" svg:height="1.521cm" svg:x="13.4cm" svg:y="7.2cm">
          <draw:text-box>
            <text:p>利用するため</text:p>
            <text:p>ロックする</text:p>
          </draw:text-box>
        </draw:frame>
        <draw:frame draw:style-name="gr6" draw:text-style-name="P1" draw:layer="layout" svg:width="5.5cm" svg:height="1.521cm" svg:x="6.8cm" svg:y="7.4cm">
          <draw:text-box>
            <text:p>Thread1が</text:p>
            <text:p>開放するまで待つ</text:p>
          </draw:text-box>
        </draw:frame>
        <draw:line draw:style-name="gr5" draw:text-style-name="P2" draw:layer="layout" svg:x1="13.1cm" svg:y1="9.5cm" svg:x2="13.1cm" svg:y2="6.8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7-01-19T18:24:13</meta:creation-date>
    <dc:date>2026-01-25T14:23:38.515356192</dc:date>
    <meta:editing-duration>PT13M43S</meta:editing-duration>
    <meta:editing-cycles>12</meta:editing-cycles>
    <meta:generator>LibreOffice/24.2.7.2$Linux_X86_64 LibreOffice_project/420$Build-2</meta:generator>
    <meta:document-statistic meta:object-count="16"/>
  </office:meta>
</office:document-meta>
</file>